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officeooo:paragraph-rsid="000ba8f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ألف%20ليلة%20وليلة" text:style-name="Internet_20_link" text:visited-style-name="Visited_20_Internet_20_Link"><text:span text:style-name="T4">ألف ليلة وليلة</text:span></text:a></text:p>
      <text:p text:style-name="Standard"><text:a xlink:type="simple" xlink:href="https://search.worldcat.org/fr/search?q=su%3Aالرواية%20العربية" text:style-name="Internet_20_link" text:visited-style-name="Visited_20_Internet_20_Link"><text:span text:style-name="T4">الرواية العربية</text:span></text:a></text:p>
      <text:p text:style-name="Standard"><text:a xlink:type="simple" xlink:href="https://search.worldcat.org/fr/search?q=su%3Aالفنتازيا" text:style-name="Internet_20_link" text:visited-style-name="Visited_20_Internet_20_Link"><text:span text:style-name="T4">الفنتازيا</text:span></text:a></text:p>
      <text:p text:style-name="P2"><text:a xlink:type="simple" xlink:href="https://search.worldcat.org/fr/search?q=su%3Aالمدينة%20المسحورة%20[رواية]%20/%20سيد%20قطب" text:style-name="Internet_20_link" text:visited-style-name="Visited_20_Internet_20_Link"><text:span text:style-name="T4">المدينة المسحورة </text:span></text:a></text:p>
      <text:p text:style-name="P2"><text:a xlink:type="simple" xlink:href="https://search.worldcat.org/fr/search?q=su%3Aالمدينة%20المسحورة%20[رواية]%20/%20سيد%20قطب" text:style-name="Internet_20_link" text:visited-style-name="Visited_20_Internet_20_Link"><text:span text:style-name="T4"><text:s/>سيد قطب</text:span></text:a></text:p>
      <text:p text:style-name="Standard"><text:a xlink:type="simple" xlink:href="https://search.worldcat.org/fr/search?q=su%3Aمصر" text:style-name="Internet_20_link" text:visited-style-name="Visited_20_Internet_20_Link"><text:span text:style-name="T4">مصر</text:span>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33:18.909000000</dc:date>
    <meta:editing-duration>PT1M37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6" meta:word-count="11" meta:character-count="66" meta:non-whitespace-character-count="59"/>
  </office:meta>
</office:document-meta>
</file>